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S</text:p>
      <text:p text:style-name="P1"/>
      <text:p text:style-name="P3">Großes Schlachtfeld mit 2 Arten unterschiedlicher Ressourcenfelder</text:p>
      <text:p text:style-name="P3">PvEvP mit Helden (mit Untergrund?)</text:p>
      <text:p text:style-name="P3">→ Items, Level, Gold, Lootboxen</text:p>
      <text:p text:style-name="P3">Einige Expansionen von NPCs bewacht</text:p>
      <text:p text:style-name="P3"/>
      <text:p text:style-name="P1"/>
      <text:p text:style-name="P1"/>
      <text:p text:style-name="P2">3 Fraktionen: 1.<text:tab/>-Anpassungsfähig</text:p>
      <text:p text:style-name="P2"><text:tab/><text:tab/><text:tab/>-technisch</text:p>
      <text:p text:style-name="P2"><text:tab/><text:tab/><text:tab/>-(menschen?)</text:p>
      <text:p text:style-name="P2"><text:tab/><text:tab/><text:tab/>-starke, langsame upgrades, welche andere ähnliche ausschließen</text:p>
      <text:p text:style-name="P2"><text:tab/><text:tab/><text:tab/>(Bsp Spezialeinheit(Unischtbar) → <text:s/>Bomben oder Sniper)</text:p>
      <text:p text:style-name="P2"><text:tab/><text:tab/><text:tab/>-Gebäudefundament bauen → Gebäude aus Orbit</text:p>
      <text:p text:style-name="P2"><text:tab/><text:tab/><text:tab/>-Einheiten: <text:tab/>Soldat </text:p>
      <text:p text:style-name="P2"><text:tab/><text:tab/><text:tab/><text:tab/><text:tab/>Kommandoeinheit (Bodenfahrz., Beschwörer(Mechs)</text:p>
      <text:p text:style-name="P2"><text:tab/><text:tab/><text:tab/><text:tab/><text:tab/>'Ghost'(Spezialeinheit)</text:p>
      <text:p text:style-name="P2"><text:tab/><text:tab/><text:tab/><text:tab/><text:tab/>'Gyrocopter'</text:p>
      <text:p text:style-name="P2"><text:tab/><text:tab/><text:tab/><text:tab/><text:tab/>Fliegender Spellcaster</text:p>
      <text:p text:style-name="P2"><text:tab/><text:tab/><text:tab/></text:p>
      <text:p text:style-name="P2"><text:tab/><text:tab/>2.<text:tab/>-Druiden des Lebens und Todes</text:p>
      <text:p text:style-name="P2"><text:tab/><text:tab/><text:tab/>-Tod und Leben sehr nahe beieinander</text:p>
      <text:p text:style-name="P2"><text:tab/><text:tab/><text:tab/>-irgentwie religiös</text:p>
      <text:p text:style-name="P2"><text:tab/><text:tab/><text:tab/>-2 Pfade: Tod/ Leben → jeweils Gebäudeknospung</text:p>
      <text:p text:style-name="P2"><text:tab/><text:tab/><text:tab/>-Max. 3 Arbeiter an bei von Knosper </text:p>
      <text:p text:style-name="P2"><text:tab/><text:tab/><text:tab/>-Gebäudeknospung auch max 3 → fertig → Knospenwurf/Tragen</text:p>
      <text:p text:style-name="P2"><text:tab/><text:tab/><text:tab/>-(Beeinflussung von Wildtieren?)</text:p>
      <text:p text:style-name="P2"><text:tab/><text:tab/><text:tab/>-Einheiten:<text:tab/>Werebestien</text:p>
      <text:p text:style-name="P2"><text:tab/><text:tab/><text:tab/><text:tab/><text:tab/>Baumfreunde</text:p>
      <text:p text:style-name="P2"><text:tab/><text:tab/><text:tab/><text:tab/><text:tab/>Nekromanten</text:p>
      <text:p text:style-name="P2"><text:tab/><text:tab/><text:tab/><text:tab/><text:tab/>Pflanzen</text:p>
      <text:p text:style-name="P2"/>
      <text:p text:style-name="P2"><text:tab/><text:tab/>3.<text:tab/>-Zauberer der Elemente</text:p>
      <text:p text:style-name="P2"><text:tab/><text:tab/><text:tab/>-Sehr skillshot heavy, viel schaden, utility</text:p>
      <text:p text:style-name="P2"><text:tab/><text:tab/><text:tab/>-machthungrig → möglicher kontrollverlust</text:p>
      <text:p text:style-name="P2"><text:tab/><text:tab/><text:tab/>-können risiken mit riskanten zaubern eingehen</text:p>
      <text:p text:style-name="P2"><text:tab/><text:tab/><text:tab/>-beschwören Gebäude (Nebenwirkungen z.B. Gegnerspawn?)</text:p>
      <text:p text:style-name="P2"><text:tab/><text:tab/><text:tab/>-Einheiten:<text:tab/>Adepten (Opfer?)</text:p>
      <text:p text:style-name="P2"><text:tab/><text:tab/><text:tab/><text:tab/><text:tab/>verschiedene Elementmagier (support, Terrain, Feuer)<text:tab/></text:p>
      <text:p text:style-name="P2"><text:tab/><text:tab/><text:tab/><text:tab/><text:tab/>Nutzer magischer Artefakte</text:p>
      <text:p text:style-name="P2"><text:tab/><text:tab/><text:tab/><text:tab/><text:tab/>Illusionis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 </meta:initial-creator>
    <meta:creation-date>2019-11-03T15:42:55.89</meta:creation-date>
    <dc:date>2019-11-03T16:04:17.27</dc:date>
    <dc:creator>Ben </dc:creator>
    <meta:editing-duration>PT2M39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37" meta:word-count="138" meta:character-count="1260"/>
  </office:meta>
</office:document-meta>
</file>